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1.9335in"/>
    </style:style>
    <style:style style:name="co42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02in" fo:break-before="auto" style:use-optimal-row-height="true"/>
    </style:style>
    <style:style style:name="ro8" style:family="table-row">
      <style:table-row-properties style:row-height="0.3291in" fo:break-before="auto" style:use-optimal-row-height="true"/>
    </style:style>
    <style:style style:name="ro9" style:family="table-row">
      <style:table-row-properties style:row-height="0.4244in" fo:break-before="auto" style:use-optimal-row-height="tru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5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1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1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1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1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1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1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1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1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1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1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54" style:family="table-cell" style:parent-style-name="Default">
      <style:table-cell-properties fo:background-color="#afd095"/>
    </style:style>
    <style:style style:name="ce255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6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1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1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289" style:family="table-cell" style:parent-style-name="Default">
      <style:table-cell-properties fo:background-color="#afd095"/>
      <style:text-properties style:font-name="Arial1" fo:font-size="12pt" style:font-size-asian="12pt" style:font-size-complex="12pt"/>
    </style:style>
    <style:style style:name="ce290" style:family="table-cell" style:parent-style-name="Default">
      <style:table-cell-properties fo:background-color="#ffa6a6"/>
      <style:text-properties style:font-name="Arial1" fo:font-size="12pt" style:font-size-asian="12pt" style:font-size-complex="12pt"/>
    </style:style>
    <style:style style:name="ce291" style:family="table-cell" style:parent-style-name="Default">
      <style:text-properties style:font-name="Arial1" fo:font-size="12pt" style:font-size-asian="12pt" style:font-size-complex="12pt"/>
    </style:style>
    <style:style style:name="ce191" style:family="table-cell" style:parent-style-name="Default">
      <style:text-properties style:font-name="Arial1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248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1" fo:font-size="12pt" style:font-size-asian="12pt" style:font-size-complex="12pt"/>
    </style:style>
    <style:style style:name="ce303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1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E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7"/>
        <table:table-column table:style-name="co3" table:default-cell-style-name="ce37"/>
        <table:table-column table:style-name="co4" table:number-columns-repeated="16380" table:default-cell-style-name="ce37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6" office:value-type="string" calcext:value-type="string">
            <text:p>TimTheWebmaster</text:p>
          </table:table-cell>
          <table:table-cell table:style-name="ce41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6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office:forms form:automatic-focus="false" form:apply-design-mode="false"/>
        <table:table-column table:style-name="co5" table:default-cell-style-name="ce61"/>
        <table:table-column table:style-name="co6" table:default-cell-style-name="ce61"/>
        <table:table-column table:style-name="co4" table:number-columns-repeated="16382" table:default-cell-style-name="ce26"/>
        <table:table-row table:style-name="ro1">
          <table:table-cell table:style-name="ce48" office:value-type="string" calcext:value-type="string">
            <text:p>Действие</text:p>
          </table:table-cell>
          <table:table-cell table:style-name="ce74" office:value-type="string" calcext:value-type="string">
            <text:p>Последствие</text:p>
          </table:table-cell>
          <table:table-cell table:style-name="ce87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1" office:value-type="string" calcext:value-type="string">
            <text:p>Развернул сайт timthewebmaster.com на хостинге beget</text:p>
          </table:table-cell>
          <table:table-cell table:style-name="ce75" office:value-type="string" calcext:value-type="string">
            <text:p>Начал интереснейший путь в своей жизни</text:p>
          </table:table-cell>
          <table:table-cell table:style-name="ce89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52" office:value-type="string" calcext:value-type="string">
            <text:p>Получил певые посадочные которые приносят трафик</text:p>
          </table:table-cell>
          <table:table-cell table:style-name="ce90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52" office:value-type="string" calcext:value-type="string">
            <text:p>Сайт стал лучше выглядеть. Уменьшилось к-во отказов.</text:p>
          </table:table-cell>
          <table:table-cell table:style-name="ce90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Закупался на биржах ссылок.</text:p>
          </table:table-cell>
          <table:table-cell table:style-name="ce52" office:value-type="string" calcext:value-type="string">
            <text:p>Увеличил к-во посетителей на сайт. 8 челов/день (временно)</text:p>
          </table:table-cell>
          <table:table-cell table:style-name="ce91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7" office:value-type="string" calcext:value-type="string">
            <text:p>--</text:p>
          </table:table-cell>
          <table:table-cell table:style-name="ce91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52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52" office:value-type="string" calcext:value-type="string">
            <text:p>Показы и трафик соответственно увеличились</text:p>
          </table:table-cell>
          <table:table-cell table:style-name="ce91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52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52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91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52" office:value-type="string" calcext:value-type="string">
            <text:p>Работа над сайто год</text:p>
          </table:covered-table-cell>
          <table:covered-table-cell table:style-name="ce52"/>
          <table:covered-table-cell table:style-name="ce91"/>
          <table:table-cell table:number-columns-repeated="16381"/>
        </table:table-row>
        <table:table-row table:style-name="ro2">
          <table:table-cell table:style-name="ce56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6" office:value-type="string" calcext:value-type="string">
            <text:p>Трафик на сайт стабилизировался в районе 15-20 ч в день</text:p>
          </table:table-cell>
          <table:table-cell table:style-name="ce92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Google Core Update December</text:p>
          </table:table-cell>
          <table:table-cell table:style-name="ce56" office:value-type="string" calcext:value-type="string">
            <text:p>Сайт не притерпел существенных просадок в показах</text:p>
          </table:table-cell>
          <table:table-cell table:style-name="ce92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6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92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олностью избавился от идеи показывать превьюшки статей</text:p>
          </table:table-cell>
          <table:table-cell table:style-name="ce56" office:value-type="string" calcext:value-type="string">
            <text:p>Ничего не поменялось, это было не важно для сайта</text:p>
          </table:table-cell>
          <table:table-cell table:style-name="ce92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оменял, работу фильтров и отображаемых URL, только page и tag</text:p>
          </table:table-cell>
          <table:table-cell table:style-name="ce56" office:value-type="string" calcext:value-type="string">
            <text:p>Увеличил индексацию сайта. С 1300 страниц до 11 000</text:p>
          </table:table-cell>
          <table:table-cell table:style-name="ce92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6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92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6" office:value-type="string" calcext:value-type="string">
            <text:p>--</text:p>
          </table:table-cell>
          <table:table-cell table:style-name="ce92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6" office:value-type="string" calcext:value-type="string">
            <text:p>--</text:p>
          </table:table-cell>
          <table:table-cell table:style-name="ce92" office:value-type="string" calcext:value-type="string">
            <text:p>04./2025</text:p>
          </table:table-cell>
          <table:table-cell table:number-columns-repeated="16381"/>
        </table:table-row>
        <table:table-row table:style-name="ro2">
          <table:table-cell table:style-name="ce58" office:value-type="string" calcext:value-type="string">
            <text:p>Оптимизация мета-тегов для статей и инструментов</text:p>
          </table:table-cell>
          <table:table-cell table:style-name="ce56" office:value-type="string" calcext:value-type="string">
            <text:p>Увеличил к-во посетителей на 20%(1-я итерация)(Английская версия получила буст, руская минус)</text:p>
          </table:table-cell>
          <table:table-cell table:style-name="ce92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6" office:value-type="string" calcext:value-type="string">
            <text:p>Закрыл от индекса страницы пагинации</text:p>
          </table:table-cell>
          <table:table-cell table:style-name="ce56" office:value-type="string" calcext:value-type="string">
            <text:p>Мусорные страницы ушли из индекса</text:p>
          </table:table-cell>
          <table:table-cell table:style-name="ce92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58" office:value-type="string" calcext:value-type="string">
            <text:p>Оптимизация мета-тегов для статей и инструментов</text:p>
          </table:table-cell>
          <table:table-cell table:style-name="ce56" office:value-type="string" calcext:value-type="string">
            <text:p>Количество кликов увеличилось немного, ко-во показов мнго</text:p>
          </table:table-cell>
          <table:table-cell table:style-name="ce92" office:value-type="string" calcext:value-type="string">
            <text:p>26/06/2025</text:p>
          </table:table-cell>
          <table:table-cell table:number-columns-repeated="16381"/>
        </table:table-row>
        <table:table-row table:style-name="ro3">
          <table:table-cell table:style-name="ce56" office:value-type="string" calcext:value-type="string">
            <text:p>Перевёл сайт на новую структуру, изменил дизайн сайта</text:p>
          </table:table-cell>
          <table:table-cell table:style-name="ce56" office:value-type="string" calcext:value-type="string">
            <text:p>--</text:p>
          </table:table-cell>
          <table:table-cell table:style-name="ce93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>
          <table:table-cell table:style-name="ce59" office:value-type="string" calcext:value-type="string">
            <text:p>Добавил партнёрские ссылки на сайт</text:p>
          </table:table-cell>
          <table:table-cell table:style-name="ce59" office:value-type="string" calcext:value-type="string">
            <text:p>--</text:p>
          </table:table-cell>
          <table:table-cell table:style-name="ce94" office:value-type="string" calcext:value-type="string">
            <text:p>18/09/25</text:p>
          </table:table-cell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office:forms form:automatic-focus="false" form:apply-design-mode="false"/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97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98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98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3">Удалить все *_list.html и переназначить шаблоны рендеров для каждой категории</text:span></text:p>
              <text:p text:style-name="P1"><text:span text:style-name="T3">Переименовать base_post_list.html в paginator.html</text:span></text:p>
              <text:p text:style-name="P1"><text:span text:style-name="T3">Добавить соответствующую категорию Gallery</text:span></text:p>
              <text:p text:style-name="P1"><text:span text:style-name="T3">Переписать Gallery приложение с использованием paginator.html</text:span></text:p>
              <text:p text:style-name="P1"><text:span text:style-name="T3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97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8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7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7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97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97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9">
          <table:table-cell table:style-name="ce98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97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8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8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7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7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97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10">
          <table:covered-table-cell table:style-name="ce98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7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8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97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office:forms form:automatic-focus="false" form:apply-design-mode="false"/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1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41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37" office:value-type="string" calcext:value-type="string">
            <text:p>Дата</text:p>
          </table:table-cell>
          <table:table-cell table:style-name="ce37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54" table:content-validation-name="val3" office:value-type="string" calcext:value-type="string">
            <text:p>Фриланс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54" table:content-validation-name="val3" office:value-type="string" calcext:value-type="string">
            <text:p>Фриланс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54" table:content-validation-name="val3" office:value-type="string" calcext:value-type="string">
            <text:p>Фриланс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54" table:content-validation-name="val3" office:value-type="string" calcext:value-type="string">
            <text:p>Фриланс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55" table:content-validation-name="val3" office:value-type="string" calcext:value-type="string">
            <text:p>Доработка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54" table:content-validation-name="val3" office:value-type="string" calcext:value-type="string">
            <text:p>Аудит трафи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41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37" office:value-type="string" calcext:value-type="string">
            <text:p>Дата</text:p>
          </table:table-cell>
          <table:table-cell table:style-name="ce37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55" table:content-validation-name="val3" office:value-type="string" calcext:value-type="string">
            <text:p>Доработка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55" table:content-validation-name="val3" office:value-type="string" calcext:value-type="string">
            <text:p>Доработка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55" table:content-validation-name="val3" office:value-type="string" calcext:value-type="string">
            <text:p>Линкбилдинг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55" table:content-validation-name="val3" office:value-type="string" calcext:value-type="string">
            <text:p>Доработка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54" office:value-type="string" calcext:value-type="string">
            <text:p>Как сделать quill модуль для генерации оглавления статьи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55" table:content-validation-name="val3" office:value-type="string" calcext:value-type="string">
            <text:p>Линкбилдинг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55" table:content-validation-name="val3" office:value-type="string" calcext:value-type="string">
            <text:p>Линкбилдинг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55" table:content-validation-name="val3" office:value-type="string" calcext:value-type="string">
            <text:p>Линкбилдинг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41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37" office:value-type="string" calcext:value-type="string">
            <text:p>Дата</text:p>
          </table:table-cell>
          <table:table-cell table:style-name="ce37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55" table:content-validation-name="val3" office:value-type="string" calcext:value-type="string">
            <text:p>Разработк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55" table:content-validation-name="val3" office:value-type="string" calcext:value-type="string">
            <text:p>Разработк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55" table:content-validation-name="val3" office:value-type="string" calcext:value-type="string">
            <text:p>Аудит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55" table:content-validation-name="val3" office:value-type="string" calcext:value-type="string">
            <text:p>Аудит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55" table:content-validation-name="val3" office:value-type="string" calcext:value-type="string">
            <text:p>Аудит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54" table:content-validation-name="val3" office:value-type="string" calcext:value-type="string">
            <text:p>Аудит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54" table:content-validation-name="val3" office:value-type="string" calcext:value-type="string">
            <text:p>Линкбилдинг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55" table:content-validation-name="val3" office:value-type="string" calcext:value-type="string">
            <text:p>Фриланс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55" table:content-validation-name="val3" office:value-type="string" calcext:value-type="string">
            <text:p>Линкбилдинг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41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37" office:value-type="string" calcext:value-type="string">
            <text:p>Дата</text:p>
          </table:table-cell>
          <table:table-cell table:style-name="ce37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55" table:content-validation-name="val3" office:value-type="string" calcext:value-type="string">
            <text:p>Доработка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55" table:content-validation-name="val3" office:value-type="string" calcext:value-type="string">
            <text:p>Разработк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55" table:content-validation-name="val3" office:value-type="string" calcext:value-type="string">
            <text:p>Аудит поведенческих факторов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55" table:content-validation-name="val3" office:value-type="string" calcext:value-type="string">
            <text:p>Разработк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41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65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  <table:table-cell table:style-name="ce37" table:number-columns-repeated="16379"/>
        </table:table-row>
        <table:table-row table:style-name="ro5">
          <table:table-cell table:style-name="ce137" office:value-type="string" calcext:value-type="string">
            <text:p><text:span text:style-name="T4">Дописать английскую версию статьи про начало пути в геймдеве </text:span><text:span text:style-name="T5">(Article)</text:span></text:p>
          </table:table-cell>
          <table:table-cell table:style-name="ce254" table:content-validation-name="val3" office:value-type="string" calcext:value-type="string">
            <text:p>Доработка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Геймдев, как я использовал Cocos2dx </text:span><text:span text:style-name="T5">(Article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54" table:content-validation-name="val3" office:value-type="string" calcext:value-type="string">
            <text:p>Разработк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На чем зарабатывает Telegram?</text:span><text:span text:style-name="T5"> (Q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Что не умеют делать чат-боты?</text:span><text:span text:style-name="T5"> (Q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На чем лучше писать телеграм-бота?</text:span><text:span text:style-name="T5"> (Q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4">Про gogod unity и первую и единственную выпущенную игру LifeOfLoader </text:span><text:span text:style-name="T5">(Article)</text:span>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54" table:content-validation-name="val3" office:value-type="string" calcext:value-type="string">
            <text:p>Создание контента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55" table:content-validation-name="val3" office:value-type="string" calcext:value-type="string">
            <text:p>Создание контента</text:p>
          </table:table-cell>
          <table:table-cell table:style-name="ce255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4" table:content-validation-name="val3" office:value-type="string" calcext:value-type="string">
            <text:p>Организационный</text:p>
          </table:table-cell>
          <table:table-cell table:style-name="ce254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89" table:content-validation-name="val3" office:value-type="string" calcext:value-type="string">
            <text:p>Фриланс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1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0" table:content-validation-name="val3" office:value-type="string" calcext:value-type="string">
            <text:p>Фриланс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0" table:content-validation-name="val3" office:value-type="string" calcext:value-type="string">
            <text:p>Фриланс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0" table:content-validation-name="val3" office:value-type="string" calcext:value-type="string">
            <text:p>Фриланс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90" table:content-validation-name="val3" office:value-type="string" calcext:value-type="string">
            <text:p>Фриланс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89" table:content-validation-name="val3" office:value-type="string" calcext:value-type="string">
            <text:p>Организационный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91" table:content-validation-name="val3"/>
          <table:table-cell table:style-name="ce291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91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89"/>
        <table:table-column table:style-name="co25" table:default-cell-style-name="ce289"/>
        <table:table-column table:style-name="co26" table:default-cell-style-name="ce183"/>
        <table:table-row table:style-name="ro1">
          <table:table-cell table:style-name="ce248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42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1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90" table:content-validation-name="val3" office:value-type="string" calcext:value-type="string">
            <text:p>Создание контента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90" table:content-validation-name="val3" office:value-type="string" calcext:value-type="string">
            <text:p>Создание контента</text:p>
          </table:table-cell>
          <table:table-cell table:style-name="ce290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2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91" table:content-validation-name="val3"/>
          <table:table-cell table:style-name="ce291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303" table:content-validation-name="val3" office:value-type="string" calcext:value-type="string">
            <text:p>Доработка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89" table:content-validation-name="val3" office:value-type="string" calcext:value-type="string">
            <text:p>Организационный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303" table:content-validation-name="val3" office:value-type="string" calcext:value-type="string">
            <text:p>Организационный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303"/>
        <table:table-column table:style-name="co25" table:default-cell-style-name="ce303"/>
        <table:table-column table:style-name="co4" table:default-cell-style-name="Default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1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91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303" table:content-validation-name="val3" office:value-type="string" calcext:value-type="string">
            <text:p>Доработка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303" table:content-validation-name="val3" office:value-type="string" calcext:value-type="string">
            <text:p>Создание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303" table:content-validation-name="val3" office:value-type="string" calcext:value-type="string">
            <text:p>Доработка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1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303" table:content-validation-name="val3" office:value-type="string" calcext:value-type="string">
            <text:p>Доработка контента</text:p>
          </table:table-cell>
          <table:table-cell table:style-name="ce303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89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89" office:value-type="string" calcext:value-type="string">
            <text:p>Покрыть тестами Main, Post, PagiScroll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303" table:content-validation-name="val3"/>
          <table:table-cell table:style-name="ce303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303"/>
        <table:table-column table:style-name="co37" table:default-cell-style-name="ce303"/>
        <table:table-column table:style-name="co4" table:default-cell-style-name="Default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303"/>
        <table:table-column table:style-name="co25" table:default-cell-style-name="ce303"/>
        <table:table-column table:style-name="co4" table:default-cell-style-name="Default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office:forms form:automatic-focus="false" form:apply-design-mode="false"/>
        <table:table-column table:style-name="co39" table:default-cell-style-name="ce271"/>
        <table:table-column table:style-name="co40" table:default-cell-style-name="ce275"/>
        <table:table-column table:style-name="co41" table:number-columns-repeated="2" table:default-cell-style-name="ce275"/>
        <table:table-column table:style-name="co4" table:default-cell-style-name="ce278"/>
        <table:table-row table:style-name="ro13">
          <table:table-cell table:style-name="ce269" office:value-type="string" calcext:value-type="string">
            <text:p>Донор</text:p>
          </table:table-cell>
          <table:table-cell table:number-columns-repeated="3"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4" table:content-validation-name="val5" table:number-columns-repeated="2"/>
          <table:table-cell table:style-name="ce277"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8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internal-tool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bot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make-money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server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hosting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284" office:value-type="string" calcext:value-type="string">
            <text:p>Домашняя</text:p>
          </table:table-cell>
          <table:table-cell table:style-name="ce287" table:content-validation-name="val5" office:value-type="string" calcext:value-type="string">
            <text:p>Beget.ru (Хостинг)</text:p>
          </table:table-cell>
          <table:table-cell table:style-name="ce287" table:content-validation-name="val5" office:value-type="string" calcext:value-type="string">
            <text:p>Reg.ru (Хостинг)</text:p>
          </table:table-cell>
          <table:table-cell table:style-name="ce287" table:content-validation-name="val5" office:value-type="string" calcext:value-type="string">
            <text:p>Timeweb.ru (Хостинг)</text:p>
          </table:table-cell>
          <table:table-cell table:style-name="ce279" table:content-validation-name="val6" office:value-type="string" calcext:value-type="string">
            <text:p>АКТИВНА</text:p>
          </table:table-cell>
        </table:table-row>
      </table:table>
      <table:table table:name="09.25" table:style-name="ta6">
        <office:forms form:automatic-focus="false" form:apply-design-mode="false"/>
        <table:table-column table:style-name="co4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81" office:value-type="string" calcext:value-type="string">
            <text:p>Задача</text:p>
          </table:table-cell>
          <table:table-cell table:style-name="ce37" office:value-type="string" calcext:value-type="string">
            <text:p>Тип</text:p>
          </table:table-cell>
          <table:table-cell table:style-name="ce37" office:value-type="string" calcext:value-type="string">
            <text:p>Статус</text:p>
          </table:table-cell>
          <table:table-cell table:style-name="ce26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Разработал систему вставки партнёрских ссылок на сайт</text:p>
          </table:table-cell>
          <table:table-cell table:style-name="ce289" table:content-validation-name="val3" office:value-type="string" calcext:value-type="string">
            <text:p>Разработк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7" calcext:value-type="date">
            <text:p>17.09.25</text:p>
          </table:table-cell>
        </table:table-row>
        <table:table-row table:style-name="ro1">
          <table:table-cell table:style-name="ce170" office:value-type="string" calcext:value-type="string">
            <text:p>Вставил партнёрские ссылки на сайт</text:p>
          </table:table-cell>
          <table:table-cell table:style-name="ce289" table:content-validation-name="val3" office:value-type="string" calcext:value-type="string">
            <text:p>Доработка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8" calcext:value-type="date">
            <text:p>18.09.25</text:p>
          </table:table-cell>
        </table:table-row>
        <table:table-row table:style-name="ro1">
          <table:table-cell table:style-name="ce170" office:value-type="string" calcext:value-type="string">
            <text:p>Про увеличение парсеров из Китая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>
          <table:table-cell table:style-name="ce170" office:value-type="string" calcext:value-type="string">
            <text:p>Про монетизацию через партнёрки</text:p>
          </table:table-cell>
          <table:table-cell table:style-name="ce289" table:content-validation-name="val3" office:value-type="string" calcext:value-type="string">
            <text:p>Создание контента</text:p>
          </table:table-cell>
          <table:table-cell table:style-name="ce289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22" calcext:value-type="date">
            <text:p>22.09.25</text:p>
          </table:table-cell>
        </table:table-row>
        <table:table-row table:style-name="ro1" table:number-rows-repeated="17">
          <table:table-cell table:style-name="ce234"/>
          <table:table-cell table:style-name="ce303" table:content-validation-name="val3"/>
          <table:table-cell table:style-name="ce303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303" table:content-validation-name="val3"/>
          <table:table-cell table:style-name="ce303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8:18:40.3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9-22T18:20:04.704000000</dc:date>
    <meta:editing-duration>P1DT20H15M37S</meta:editing-duration>
    <meta:editing-cycles>304</meta:editing-cycles>
    <meta:generator>LibreOffice/24.2.1.2$Windows_X86_64 LibreOffice_project/db4def46b0453cc22e2d0305797cf981b68ef5ac</meta:generator>
    <meta:document-statistic meta:table-count="18" meta:cell-count="1842" meta:object-count="0"/>
  </office:meta>
</office:document-meta>
</file>